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7cm" svg:height="9.005cm" svg:x="0.358cm" svg:y="4.569cm">
            <draw:object draw:notify-on-update-of-ranges="Hoja1.B4:Hoja1.B7 Hoja1.C3:Hoja1.C3 Hoja1.C4:Hoja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7.142cm" svg:y="4.578cm">
            <draw:object draw:notify-on-update-of-ranges="Hoja1.B4:Hoja1.B7 Hoja1.D3:Hoja1.D3 Hoja1.D4:Hoja1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Archivo</text:p>
          </table:table-cell>
          <table:table-cell table:style-name="ce1" office:value-type="string">
            <text:p>Tamaño (Kb)</text:p>
          </table:table-cell>
          <table:table-cell office:value-type="string">
            <text:p>Bubble (s)</text:p>
          </table:table-cell>
          <table:table-cell office:value-type="string">
            <text:p>Shell (s)</text:p>
          </table:table-cell>
        </table:table-row>
        <table:table-row table:style-name="ro2">
          <table:table-cell office:value-type="string">
            <text:p>Alice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0.42">
            <text:p>0,42</text:p>
          </table:table-cell>
        </table:table-row>
        <table:table-row table:style-name="ro2">
          <table:table-cell office:value-type="string">
            <text:p>Beowulf</text:p>
          </table:table-cell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0.53">
            <text:p>0,53</text:p>
          </table:table-cell>
        </table:table-row>
        <table:table-row table:style-name="ro2">
          <table:table-cell office:value-type="string">
            <text:p>Cyclopedia</text:p>
          </table:table-cell>
          <table:table-cell office:value-type="float" office:value="659">
            <text:p>659</text:p>
          </table:table-cell>
          <table:table-cell table:formula="of:=3*60+28" office:value-type="float" office:value="208">
            <text:p>208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string">
            <text:p>Quijote</text:p>
          </table:table-cell>
          <table:table-cell table:formula="of:=2.2*1024" office:value-type="float" office:value="2252.8">
            <text:p>2252,8</text:p>
          </table:table-cell>
          <table:table-cell table:formula="of:=60*60+33" office:value-type="float" office:value="3633">
            <text:p>3633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shapes>
          <draw:frame draw:z-index="0" draw:style-name="gr1" svg:width="17.952cm" svg:height="9.775cm" svg:x="4.047cm" svg:y="4.011cm">
            <draw:object draw:notify-on-update-of-ranges="Hoja2.C4:Hoja2.C7 Hoja2.F3:Hoja2.F3 Hoja2.F4:Hoja2.F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row table:style-name="ro3" table:number-rows-repeated="2"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>
            <text:p>Archivo</text:p>
          </table:table-cell>
          <table:table-cell table:style-name="ce1" office:value-type="string">
            <text:p>Tamaño (Kb)</text:p>
          </table:table-cell>
          <table:table-cell office:value-type="string">
            <text:p>Bubble (s)</text:p>
          </table:table-cell>
          <table:table-cell office:value-type="string">
            <text:p>Shell (s)</text:p>
          </table:table-cell>
          <table:table-cell table:style-name="Default" office:value-type="string">
            <text:p>Speed Up</text:p>
          </table:table-cell>
        </table:table-row>
        <table:table-row table:style-name="ro2">
          <table:table-cell/>
          <table:table-cell office:value-type="string">
            <text:p>Alice</text:p>
          </table:table-cell>
          <table:table-cell office:value-type="float" office:value="177">
            <text:p>177</text:p>
          </table:table-cell>
          <table:table-cell office:value-type="float" office:value="13">
            <text:p>13</text:p>
          </table:table-cell>
          <table:table-cell office:value-type="float" office:value="0.42">
            <text:p>0,42</text:p>
          </table:table-cell>
          <table:table-cell table:formula="of:=[.D4]/[.E4]" office:value-type="float" office:value="30.952380952381">
            <text:p>30,95</text:p>
          </table:table-cell>
        </table:table-row>
        <table:table-row table:style-name="ro2">
          <table:table-cell/>
          <table:table-cell office:value-type="string">
            <text:p>Beowulf</text:p>
          </table:table-cell>
          <table:table-cell office:value-type="float" office:value="225">
            <text:p>225</text:p>
          </table:table-cell>
          <table:table-cell office:value-type="float" office:value="21">
            <text:p>21</text:p>
          </table:table-cell>
          <table:table-cell office:value-type="float" office:value="0.53">
            <text:p>0,53</text:p>
          </table:table-cell>
          <table:table-cell table:formula="of:=[.D5]/[.E5]" office:value-type="float" office:value="39.622641509434">
            <text:p>39,62</text:p>
          </table:table-cell>
        </table:table-row>
        <table:table-row table:style-name="ro2">
          <table:table-cell/>
          <table:table-cell office:value-type="string">
            <text:p>Cyclopedia</text:p>
          </table:table-cell>
          <table:table-cell office:value-type="float" office:value="659">
            <text:p>659</text:p>
          </table:table-cell>
          <table:table-cell table:formula="of:=3*60+28" office:value-type="float" office:value="208">
            <text:p>208</text:p>
          </table:table-cell>
          <table:table-cell office:value-type="float" office:value="1.9">
            <text:p>1,9</text:p>
          </table:table-cell>
          <table:table-cell table:formula="of:=[.D6]/[.E6]" office:value-type="float" office:value="109.473684210526">
            <text:p>109,47</text:p>
          </table:table-cell>
        </table:table-row>
        <table:table-row table:style-name="ro1">
          <table:table-cell/>
          <table:table-cell office:value-type="string">
            <text:p>Quijote</text:p>
          </table:table-cell>
          <table:table-cell table:formula="of:=2.2*1024" office:value-type="float" office:value="2252.8">
            <text:p>2252,8</text:p>
          </table:table-cell>
          <table:table-cell table:formula="of:=60*60+33" office:value-type="float" office:value="3633">
            <text:p>3633</text:p>
          </table:table-cell>
          <table:table-cell office:value-type="float" office:value="5.7">
            <text:p>5,7</text:p>
          </table:table-cell>
          <table:table-cell table:formula="of:=[.D7]/[.E7]" office:value-type="float" office:value="637.368421052632">
            <text:p>637,37</text:p>
          </table:table-cell>
        </table:table-row>
      </table:table>
      <table:table table:name="Hoja3" table:style-name="ta1">
        <table:shapes>
          <draw:frame draw:z-index="0" draw:style-name="gr1" svg:width="15.997cm" svg:height="8.993cm" svg:x="3.524cm" svg:y="4.856cm">
            <draw:object draw:notify-on-update-of-ranges="Hoja3.C2:Hoja3.C2 Hoja3.C3:Hoja3.C6 Hoja3.F2:Hoja3.F2 Hoja3.F3:Hoja3.F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Archivo</text:p>
          </table:table-cell>
          <table:table-cell table:style-name="ce1" office:value-type="string">
            <text:p>Tamaño (Kb)</text:p>
          </table:table-cell>
          <table:table-cell office:value-type="string">
            <text:p>Shell (s)</text:p>
          </table:table-cell>
          <table:table-cell office:value-type="string">
            <text:p>MIPS</text:p>
          </table:table-cell>
          <table:table-cell office:value-type="string">
            <text:p>SpeedUp</text:p>
          </table:table-cell>
        </table:table-row>
        <table:table-row table:style-name="ro2">
          <table:table-cell/>
          <table:table-cell office:value-type="string">
            <text:p>Alice</text:p>
          </table:table-cell>
          <table:table-cell office:value-type="float" office:value="177">
            <text:p>177</text:p>
          </table:table-cell>
          <table:table-cell office:value-type="float" office:value="7.281">
            <text:p>7,281</text:p>
          </table:table-cell>
          <table:table-cell office:value-type="float" office:value="2.816">
            <text:p>2,816</text:p>
          </table:table-cell>
          <table:table-cell table:style-name="ce3" table:formula="of:=[.D3]/[.E3]" office:value-type="float" office:value="2.58558238636364">
            <text:p>2,59</text:p>
          </table:table-cell>
        </table:table-row>
        <table:table-row table:style-name="ro2">
          <table:table-cell/>
          <table:table-cell office:value-type="string">
            <text:p>Beowulf</text:p>
          </table:table-cell>
          <table:table-cell office:value-type="float" office:value="225">
            <text:p>225</text:p>
          </table:table-cell>
          <table:table-cell office:value-type="float" office:value="9.5">
            <text:p>9,5</text:p>
          </table:table-cell>
          <table:table-cell office:value-type="float" office:value="3.801">
            <text:p>3,801</text:p>
          </table:table-cell>
          <table:table-cell table:style-name="ce3" table:formula="of:=[.D4]/[.E4]" office:value-type="float" office:value="2.4993422783478">
            <text:p>2,50</text:p>
          </table:table-cell>
        </table:table-row>
        <table:table-row table:style-name="ro2">
          <table:table-cell/>
          <table:table-cell office:value-type="string">
            <text:p>Cyclopedia</text:p>
          </table:table-cell>
          <table:table-cell office:value-type="float" office:value="659">
            <text:p>659</text:p>
          </table:table-cell>
          <table:table-cell office:value-type="float" office:value="29.234">
            <text:p>29,234</text:p>
          </table:table-cell>
          <table:table-cell office:value-type="float" office:value="12.902">
            <text:p>12,902</text:p>
          </table:table-cell>
          <table:table-cell table:style-name="ce3" table:formula="of:=[.D5]/[.E5]" office:value-type="float" office:value="2.2658502557743">
            <text:p>2,27</text:p>
          </table:table-cell>
        </table:table-row>
        <table:table-row table:style-name="ro1">
          <table:table-cell/>
          <table:table-cell office:value-type="string">
            <text:p>Quijote</text:p>
          </table:table-cell>
          <table:table-cell table:formula="of:=2.2*1024" office:value-type="float" office:value="2252.8">
            <text:p>2252,8</text:p>
          </table:table-cell>
          <table:table-cell table:formula="of:=60*2+8.613" office:value-type="float" office:value="128.613">
            <text:p>128,613</text:p>
          </table:table-cell>
          <table:table-cell office:value-type="float" office:value="56.766">
            <text:p>56,766</text:p>
          </table:table-cell>
          <table:table-cell table:style-name="ce3" table:formula="of:=[.D6]/[.E6]" office:value-type="float" office:value="2.26566959095233">
            <text:p>2,27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4" table:style-name="ta1">
        <table:shapes>
          <draw:frame draw:z-index="0" draw:style-name="gr1" svg:width="15.997cm" svg:height="9.005cm" svg:x="1.874cm" svg:y="0.585cm">
            <draw:object draw:notify-on-update-of-ranges="Hoja1.B4:Hoja1.B7 Hoja1.C3:Hoja1.C3 Hoja1.C4:Hoja1.C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999cm" svg:height="8.999cm" svg:x="1.764cm" svg:y="10.493cm">
            <draw:object draw:notify-on-update-of-ranges="Hoja1.B4:Hoja1.B7 Hoja1.D3:Hoja1.D3 Hoja1.D4:Hoja1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6.301cm" svg:height="9.775cm" svg:x="1.596cm" svg:y="20.028cm">
            <draw:object draw:notify-on-update-of-ranges="Hoja2.C4:Hoja2.C7 Hoja2.F3:Hoja2.F3 Hoja2.F4:Hoja2.F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997cm" svg:height="8.993cm" svg:x="1.762cm" svg:y="30.709cm">
            <draw:object draw:notify-on-update-of-ranges="Hoja3.C3:Hoja3.C6 Hoja3.F2:Hoja3.F2 Hoja3.F3:Hoja3.F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6:59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02:12:54</meta:creation-date>
    <dc:date>2013-05-02T18:30:00</dc:date>
    <meta:editing-duration>PT1H36M43S</meta:editing-duration>
    <meta:editing-cycles>8</meta:editing-cycles>
    <meta:generator>LibreOffice/3.6$Linux_X86_64 LibreOffice_project/360m1$Build-2</meta:generator>
    <meta:document-statistic meta:table-count="4" meta:cell-count="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98cm" svg:y="0.316cm" chart:style-name="ch2">
          <text:p>Tiempo Insumido Bubblesort</text:p>
        </chart:title>
        <chart:legend chart:legend-position="end" svg:x="13.093cm" svg:y="4.204cm" style:legend-expansion="high" chart:style-name="ch3"/>
        <chart:plot-area chart:style-name="ch4" table:cell-range-address="Hoja1.B4:Hoja1.C7 Hoja1.C3:Hoja1.C3" chart:data-source-has-labels="row" svg:x="1.33cm" svg:y="1.635cm" svg:width="11.125cm" svg:height="6.21cm">
          <chartooo:coordinate-region svg:x="2.322cm" svg:y="1.834cm" svg:width="9.761cm" svg:height="5.364cm"/>
          <chart:axis chart:dimension="x" chart:name="primary-x" chart:style-name="ch5">
            <chart:title svg:x="5.895cm" svg:y="8.025cm" chart:style-name="ch6">
              <text:p>Tamaño (Kb)</text:p>
            </chart:title>
          </chart:axis>
          <chart:axis chart:dimension="y" chart:name="primary-y" chart:style-name="ch5">
            <chart:title svg:x="0.451cm" svg:y="5.565cm" chart:style-name="ch7">
              <text:p>Tiempo (s)</text:p>
            </chart:title>
            <chart:grid chart:style-name="ch8" chart:class="major"/>
          </chart:axis>
          <chart:series chart:style-name="ch9" chart:values-cell-range-address="Hoja1.C4:Hoja1.C7" chart:label-cell-address="Hoja1.C3:Hoja1.C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Bubble (s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13">
                <text:p>13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3633">
                <text:p>3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TIempo Insumido Shellsort</text:p>
        </chart:title>
        <chart:legend chart:legend-position="end" svg:x="13.386cm" svg:y="4.201cm" style:legend-expansion="high" chart:style-name="ch3"/>
        <chart:plot-area chart:style-name="ch4" table:cell-range-address="Hoja1.B4:Hoja1.B7 Hoja1.D3:Hoja1.D7" chart:data-source-has-labels="row" svg:x="1.331cm" svg:y="1.635cm" svg:width="11.415cm" svg:height="6.204cm">
          <chartooo:coordinate-region svg:x="1.767cm" svg:y="1.834cm" svg:width="10.607cm" svg:height="5.358cm"/>
          <chart:axis chart:dimension="x" chart:name="primary-x" chart:style-name="ch5">
            <chart:title svg:x="6.041cm" svg:y="8.019cm" chart:style-name="ch6">
              <text:p>Tamaño (Kb)</text:p>
            </chart:title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Hoja1.D4:Hoja1.D7" chart:label-cell-address="Hoja1.D3:Hoja1.D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hell (s)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0.42">
                <text:p>0.42</text:p>
                <draw:g>
                  <svg:desc>Hoja1.D4:Hoja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53cm" svg:height="9.776cm" xlink:href=".." xlink:type="simple" chart:class="chart:scatter" chart:style-name="ch1">
        <chart:title svg:x="5.35cm" svg:y="0.385cm" chart:style-name="ch2">
          <text:p>SpeedUp por Tamaño de Archivo</text:p>
        </chart:title>
        <chart:legend chart:legend-position="end" svg:x="15.101cm" svg:y="4.589cm" style:legend-expansion="high" chart:style-name="ch3"/>
        <chart:plot-area chart:style-name="ch4" table:cell-range-address="Hoja2.C4:Hoja2.C7 Hoja2.F3:Hoja2.F7" chart:data-source-has-labels="row" svg:x="1.37cm" svg:y="1.695cm" svg:width="13.013cm" svg:height="6.905cm">
          <chartooo:coordinate-region svg:x="2.653cm" svg:y="1.895cm" svg:width="11.358cm" svg:height="6.058cm"/>
          <chart:axis chart:dimension="x" chart:name="primary-x" chart:style-name="ch5">
            <chart:title svg:x="6.879cm" svg:y="8.795cm" chart:style-name="ch6">
              <text:p>Tamaño (Kb)</text:p>
            </chart:title>
          </chart:axis>
          <chart:axis chart:dimension="y" chart:name="primary-y" chart:style-name="ch7">
            <chart:title svg:x="0.451cm" svg:y="5.892cm" chart:style-name="ch8">
              <text:p>SpeedUp</text:p>
            </chart:title>
            <chart:grid chart:style-name="ch9" chart:class="major"/>
          </chart:axis>
          <chart:series chart:style-name="ch10" chart:values-cell-range-address="Hoja2.F4:Hoja2.F7" chart:label-cell-address="Hoja2.F3:Hoja2.F3" chart:class="chart:scatter">
            <chart:domain table:cell-range-address="Hoja2.C4:Hoja2.C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peed Up</text:p>
                <draw:g>
                  <svg:desc>Hoja2.F3:Hoja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2.C4:Hoja2.C7</svg:desc>
                </draw:g>
              </table:table-cell>
              <table:table-cell office:value-type="float" office:value="30.952380952381">
                <text:p>30.952380952381</text:p>
                <draw:g>
                  <svg:desc>Hoja2.F4:Hoja2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9.622641509434">
                <text:p>39.622641509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09.473684210526">
                <text:p>109.47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637.368421052632">
                <text:p>637.368421052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scatter" chart:style-name="ch1">
        <chart:title svg:x="4.648cm" svg:y="0.315cm" chart:style-name="ch2">
          <text:p>SpeedUp de Shellsort (C / MIPS)</text:p>
        </chart:title>
        <chart:legend chart:legend-position="end" svg:x="13.252cm" svg:y="4.198cm" style:legend-expansion="high" chart:style-name="ch3"/>
        <chart:plot-area chart:style-name="ch4" table:cell-range-address="Hoja3.C2:Hoja3.C6 Hoja3.F2:Hoja3.F6" chart:data-source-has-labels="row" svg:x="1.33cm" svg:y="1.631cm" svg:width="11.284cm" svg:height="6.203cm">
          <chartooo:coordinate-region svg:x="2.242cm" svg:y="1.83cm" svg:width="10cm" svg:height="5.357cm"/>
          <chart:axis chart:dimension="x" chart:name="primary-x" chart:style-name="ch5">
            <chart:title svg:x="5.975cm" svg:y="8.013cm" chart:style-name="ch6">
              <text:p>Tamaño (Kb)</text:p>
            </chart:title>
          </chart:axis>
          <chart:axis chart:dimension="y" chart:name="primary-y" chart:style-name="ch7">
            <chart:title svg:x="0.451cm" svg:y="5.477cm" chart:style-name="ch8">
              <text:p>SpeedUp</text:p>
            </chart:title>
            <chart:grid chart:style-name="ch9" chart:class="major"/>
          </chart:axis>
          <chart:series chart:style-name="ch10" chart:values-cell-range-address="Hoja3.F3:Hoja3.F6" chart:label-cell-address="Hoja3.F2:Hoja3.F2" chart:class="chart:scatter">
            <chart:domain table:cell-range-address="Hoja3.C3:Hoja3.C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peedUp</text:p>
                <draw:g>
                  <svg:desc>Hoja3.F2:Hoja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3.C3:Hoja3.C6</svg:desc>
                </draw:g>
              </table:table-cell>
              <table:table-cell office:value-type="float" office:value="2.58558238636364">
                <text:p>2.58558238636364</text:p>
                <draw:g>
                  <svg:desc>Hoja3.F3:Hoja3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.4993422783478">
                <text:p>2.499342278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2.2658502557743">
                <text:p>2.265850255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2.26566959095233">
                <text:p>2.26566959095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98cm" svg:y="0.316cm" chart:style-name="ch2">
          <text:p>Tiempo Insumido Bubblesort</text:p>
        </chart:title>
        <chart:legend chart:legend-position="end" svg:x="13.093cm" svg:y="4.204cm" style:legend-expansion="high" chart:style-name="ch3"/>
        <chart:plot-area chart:style-name="ch4" table:cell-range-address="Hoja1.B4:Hoja1.C7 Hoja1.C3:Hoja1.C3" chart:data-source-has-labels="row" svg:x="1.33cm" svg:y="1.635cm" svg:width="11.125cm" svg:height="6.21cm">
          <chartooo:coordinate-region svg:x="2.322cm" svg:y="1.834cm" svg:width="9.761cm" svg:height="5.364cm"/>
          <chart:axis chart:dimension="x" chart:name="primary-x" chart:style-name="ch5">
            <chart:title svg:x="5.895cm" svg:y="8.025cm" chart:style-name="ch6">
              <text:p>Tamaño (Kb)</text:p>
            </chart:title>
          </chart:axis>
          <chart:axis chart:dimension="y" chart:name="primary-y" chart:style-name="ch5">
            <chart:title svg:x="0.451cm" svg:y="5.565cm" chart:style-name="ch7">
              <text:p>Tiempo (s)</text:p>
            </chart:title>
            <chart:grid chart:style-name="ch8" chart:class="major"/>
          </chart:axis>
          <chart:series chart:style-name="ch9" chart:values-cell-range-address="Hoja1.C4:Hoja1.C7" chart:label-cell-address="Hoja1.C3:Hoja1.C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Bubble (s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13">
                <text:p>13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3633">
                <text:p>36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TIempo Insumido Shellsort</text:p>
        </chart:title>
        <chart:legend chart:legend-position="end" svg:x="13.386cm" svg:y="4.201cm" style:legend-expansion="high" chart:style-name="ch3"/>
        <chart:plot-area chart:style-name="ch4" table:cell-range-address="Hoja1.B4:Hoja1.B7 Hoja1.D3:Hoja1.D7" chart:data-source-has-labels="row" svg:x="1.331cm" svg:y="1.635cm" svg:width="11.415cm" svg:height="6.204cm">
          <chartooo:coordinate-region svg:x="1.767cm" svg:y="1.834cm" svg:width="10.607cm" svg:height="5.358cm"/>
          <chart:axis chart:dimension="x" chart:name="primary-x" chart:style-name="ch5">
            <chart:title svg:x="6.041cm" svg:y="8.019cm" chart:style-name="ch6">
              <text:p>Tamaño (Kb)</text:p>
            </chart:title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Hoja1.D4:Hoja1.D7" chart:label-cell-address="Hoja1.D3:Hoja1.D3" chart:class="chart:scatter">
            <chart:domain table:cell-range-address="Hoja1.B4:Hoja1.B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hell (s)</text:p>
                <draw:g>
                  <svg:desc>Hoja1.D3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1.B4:Hoja1.B7</svg:desc>
                </draw:g>
              </table:table-cell>
              <table:table-cell office:value-type="float" office:value="0.42">
                <text:p>0.42</text:p>
                <draw:g>
                  <svg:desc>Hoja1.D4:Hoja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2cm" svg:height="9.776cm" xlink:href=".." xlink:type="simple" chart:class="chart:scatter" chart:style-name="ch1">
        <chart:title svg:x="4.858cm" svg:y="0.386cm" chart:style-name="ch2">
          <text:p>SpeedUp por Tamaño de Archivo</text:p>
        </chart:title>
        <chart:legend chart:legend-position="end" svg:x="13.45cm" svg:y="4.589cm" style:legend-expansion="high" chart:style-name="ch3"/>
        <chart:plot-area chart:style-name="ch4" table:cell-range-address="Hoja2.C4:Hoja2.C7 Hoja2.F3:Hoja2.F7" chart:data-source-has-labels="row" svg:x="1.337cm" svg:y="1.695cm" svg:width="11.461cm" svg:height="6.905cm">
          <chartooo:coordinate-region svg:x="2.62cm" svg:y="1.895cm" svg:width="9.806cm" svg:height="6.058cm"/>
          <chart:axis chart:dimension="x" chart:name="primary-x" chart:style-name="ch5">
            <chart:title svg:x="6.07cm" svg:y="8.795cm" chart:style-name="ch6">
              <text:p>Tamaño (Kb)</text:p>
            </chart:title>
          </chart:axis>
          <chart:axis chart:dimension="y" chart:name="primary-y" chart:style-name="ch7">
            <chart:title svg:x="0.451cm" svg:y="5.892cm" chart:style-name="ch8">
              <text:p>SpeedUp</text:p>
            </chart:title>
            <chart:grid chart:style-name="ch9" chart:class="major"/>
          </chart:axis>
          <chart:series chart:style-name="ch10" chart:values-cell-range-address="Hoja2.F4:Hoja2.F7" chart:label-cell-address="Hoja2.F3:Hoja2.F3" chart:class="chart:scatter">
            <chart:domain table:cell-range-address="Hoja2.C4:Hoja2.C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peed Up</text:p>
                <draw:g>
                  <svg:desc>Hoja2.F3:Hoja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2.C4:Hoja2.C7</svg:desc>
                </draw:g>
              </table:table-cell>
              <table:table-cell office:value-type="float" office:value="30.952380952381">
                <text:p>30.952380952381</text:p>
                <draw:g>
                  <svg:desc>Hoja2.F4:Hoja2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9.622641509434">
                <text:p>39.622641509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109.473684210526">
                <text:p>109.47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637.368421052632">
                <text:p>637.3684210526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scatter" chart:style-name="ch1">
        <chart:title svg:x="4.648cm" svg:y="0.315cm" chart:style-name="ch2">
          <text:p>SpeedUp de Shellsort (C / MIPS)</text:p>
        </chart:title>
        <chart:legend chart:legend-position="end" svg:x="13.252cm" svg:y="4.198cm" style:legend-expansion="high" chart:style-name="ch3"/>
        <chart:plot-area chart:style-name="ch4" table:cell-range-address="Hoja3.C3:Hoja3.C6 Hoja3.F2:Hoja3.F6" chart:data-source-has-labels="row" svg:x="1.33cm" svg:y="1.631cm" svg:width="11.284cm" svg:height="6.203cm">
          <chartooo:coordinate-region svg:x="2.242cm" svg:y="1.83cm" svg:width="10cm" svg:height="5.357cm"/>
          <chart:axis chart:dimension="x" chart:name="primary-x" chart:style-name="ch5">
            <chart:title svg:x="5.975cm" svg:y="8.013cm" chart:style-name="ch6">
              <text:p>Tamaño (Kb)</text:p>
            </chart:title>
          </chart:axis>
          <chart:axis chart:dimension="y" chart:name="primary-y" chart:style-name="ch7">
            <chart:title svg:x="0.451cm" svg:y="5.477cm" chart:style-name="ch8">
              <text:p>SpeedUp</text:p>
            </chart:title>
            <chart:grid chart:style-name="ch9" chart:class="major"/>
          </chart:axis>
          <chart:series chart:style-name="ch10" chart:values-cell-range-address="Hoja3.F3:Hoja3.F6" chart:label-cell-address="Hoja3.F2:Hoja3.F2" chart:class="chart:scatter">
            <chart:domain table:cell-range-address="Hoja3.C3:Hoja3.C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peedUp</text:p>
                <draw:g>
                  <svg:desc>Hoja3.F2:Hoja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7">
                <text:p>177</text:p>
                <draw:g>
                  <svg:desc>Hoja3.C3:Hoja3.C6</svg:desc>
                </draw:g>
              </table:table-cell>
              <table:table-cell office:value-type="float" office:value="2.58558238636364">
                <text:p>2.58558238636364</text:p>
                <draw:g>
                  <svg:desc>Hoja3.F3:Hoja3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2.4993422783478">
                <text:p>2.499342278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">
                <text:p>659</text:p>
              </table:table-cell>
              <table:table-cell office:value-type="float" office:value="2.2658502557743">
                <text:p>2.265850255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2.8">
                <text:p>2252.8</text:p>
              </table:table-cell>
              <table:table-cell office:value-type="float" office:value="2.26566959095233">
                <text:p>2.265669590952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